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30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d24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16de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1a9d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9bc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31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42f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909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3b1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70d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727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182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b1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857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fa6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4b2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572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ba0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de6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7b4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4bfb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331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4fdf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c95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44b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189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fac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801e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731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87d5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8a26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a0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e97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550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f61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67c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80b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987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dedc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dfb6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e56c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eb95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f197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1194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1571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1be3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691b60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68f0fa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16def4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2e39d3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1c1c1c" style:font-name="Liberation Serif" fo:font-size="17pt" style:text-underline-style="none" fo:font-weight="bold" officeooo:rsid="362b5268" officeooo:paragraph-rsid="45179a47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9a56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9594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b1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position="super 58%" style:font-name="標楷體1" officeooo:rsid="45242fae"/>
    </style:style>
    <style:style style:name="T2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3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font-name-complex="標楷體" style:text-emphasize="none"/>
    </style:style>
    <style:style style:name="T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style:font-style-asian="normal" style:font-name-complex="標楷體" style:text-emphasize="none"/>
    </style:style>
    <style:style style:name="T5" style:family="text">
      <style:text-properties style:text-outline="false" style:text-line-through-style="none" style:text-line-through-type="none" style:text-position="0% 100%" style:font-name="Arial" fo:font-style="normal" fo:text-shadow="none" officeooo:rsid="45184302" style:font-name-asian="Arial" style:font-style-asian="normal" style:font-name-complex="標楷體" style:text-emphasize="none"/>
    </style:style>
    <style:style style:name="T6" style:family="text">
      <style:text-properties officeooo:rsid="45184302"/>
    </style:style>
    <style:style style:name="T7" style:family="text">
      <style:text-properties officeooo:rsid="451a9d73"/>
    </style:style>
    <style:style style:name="T8" style:family="text">
      <style:text-properties officeooo:rsid="36f0a7c4"/>
    </style:style>
    <style:style style:name="T9" style:family="text">
      <style:text-properties style:font-name="標楷體1"/>
    </style:style>
    <style:style style:name="T10" style:family="text">
      <style:text-properties style:font-name="標楷體1" officeooo:rsid="45242fae"/>
    </style:style>
    <style:style style:name="T11" style:family="text">
      <style:text-properties style:font-name="標楷體1" style:font-name-asian="標楷體1"/>
    </style:style>
    <style:style style:name="T12" style:family="text">
      <style:text-properties style:font-name="標楷體1" officeooo:rsid="45270db9" style:font-name-asian="標楷體1"/>
    </style:style>
    <style:style style:name="T13" style:family="text">
      <style:text-properties style:font-name="標楷體1" officeooo:rsid="456a0b29" style:font-name-asian="標楷體1"/>
    </style:style>
    <style:style style:name="T14" style:family="text">
      <style:text-properties style:font-name="標楷體1" officeooo:rsid="456beca9" style:font-name-asian="標楷體1"/>
    </style:style>
    <style:style style:name="T15" style:family="text">
      <style:text-properties style:font-name="標楷體1" officeooo:rsid="4571296f" style:font-name-asian="標楷體1"/>
    </style:style>
    <style:style style:name="T16" style:family="text">
      <style:text-properties style:font-name="標楷體1" style:text-underline-style="solid" style:text-underline-width="auto" style:text-underline-color="font-color" officeooo:rsid="2e2d83da"/>
    </style:style>
    <style:style style:name="T17" style:family="text">
      <style:text-properties style:font-name="標楷體1" officeooo:rsid="2e2d83da"/>
    </style:style>
    <style:style style:name="T18" style:family="text">
      <style:text-properties officeooo:rsid="45270db9"/>
    </style:style>
    <style:style style:name="T19" style:family="text">
      <style:text-properties style:font-name="Arial" officeooo:rsid="45184302" style:font-name-asian="Arial"/>
    </style:style>
    <style:style style:name="T20" style:family="text">
      <style:text-properties style:font-name="Arial" officeooo:rsid="451a9d73" style:font-name-asian="Arial"/>
    </style:style>
    <style:style style:name="T21" style:family="text">
      <style:text-properties officeooo:rsid="45544b8d"/>
    </style:style>
    <style:style style:name="T22" style:family="text">
      <style:text-properties officeooo:rsid="456a0b29"/>
    </style:style>
    <style:style style:name="T23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4" style:family="text">
      <style:text-properties officeooo:rsid="45eb9521"/>
    </style:style>
    <style:style style:name="T25" style:family="text">
      <style:text-properties officeooo:rsid="45eb9521" style:font-name-asian="Arial"/>
    </style:style>
    <style:style style:name="T26" style:family="text">
      <style:text-properties officeooo:rsid="460ef6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12082813" text:style-name="L1">
        <text:list-item>
          <text:p text:style-name="P1"><text:bookmark-start text:name="量變、質變"/>量變、質變<text:bookmark-end text:name="量變、質變"/></text:p>
          <text:list>
            <text:list-item>
              <text:p text:style-name="P49">量變、質變。</text:p>
              <text:list>
                <text:list-item>
                  <text:p text:style-name="P50">從 某一特定個體 變成 該個體<text:span text:style-name="T2"> </text:span><text:span text:style-name="T5">↔</text:span><text:span text:style-name="T3"> 量變</text:span>。</text:p>
                </text:list-item>
                <text:list-item>
                  <text:p text:style-name="P2">從 某一特定個體 變成 其他個體 <text:span text:style-name="T19">↔</text:span><text:span text:style-name="T6"> 質變</text:span>。</text:p>
                </text:list-item>
              </text:list>
            </text:list-item>
            <text:list-item>
              <text:p text:style-name="P51">量變、質變。</text:p>
              <text:list>
                <text:list-item>
                  <text:p text:style-name="P52"><text:span text:style-name="T3">振幅型、編碼型、光型、磁場型、位能型、能量型、宗態層級型 </text:span><text:span text:style-name="T2">量變、質變</text:span>。</text:p>
                </text:list-item>
              </text:list>
            </text:list-item>
            <text:list-item>
              <text:p text:style-name="P51">明顯例子，視覺。</text:p>
              <text:list>
                <text:list-item>
                  <text:p text:style-name="P53"><text:span text:style-name="T2">（相關描述在 </text:span><text:span text:style-name="T4">歷史人物</text:span><text:span text:style-name="T2"> 文件群的 </text:span><text:span text:style-name="T4">蘇格拉底</text:span><text:span text:style-name="T2">的 </text:span><text:span text:style-name="T4">明顯例子，視覺</text:span><text:span text:style-name="T2">）</text:span></text:p>
                </text:list-item>
                <text:list-item>
                  <text:p text:style-name="P3">光的 亮、暗 變化 <text:span text:style-name="T19">↔</text:span><text:span text:style-name="T6"> 量變</text:span>。</text:p>
                  <text:list>
                    <text:list-item>
                      <text:p text:style-name="P4">光的 <text:span text:style-name="T8">色調值、濃度值、亮度值</text:span> 變化 <text:span text:style-name="T19">↔</text:span><text:span text:style-name="T6"> 量變、能量型質變、振幅型量變、頻率型量變</text:span>。</text:p>
                    </text:list-item>
                  </text:list>
                </text:list-item>
                <text:list-item>
                  <text:p text:style-name="P4">光 從 光 變成 化學能、電訊號 <text:span text:style-name="T19">↔</text:span><text:span text:style-name="T6"> 質變、能量型質變、（從弦波）編碼（成方波）型質變</text:span>。</text:p>
                  <text:list>
                    <text:list-item>
                      <text:p text:style-name="P5">光 <text:span text:style-name="T20">↔</text:span><text:span text:style-name="T7"> 電磁波、弦波</text:span>。</text:p>
                    </text:list-item>
                    <text:list-item>
                      <text:p text:style-name="P6">電訊號 <text:span text:style-name="T20">↔</text:span><text:span text:style-name="T7"> 電能、方波</text:span>。</text:p>
                    </text:list-item>
                  </text:list>
                </text:list-item>
              </text:list>
            </text:list-item>
            <text:list-item>
              <text:p text:style-name="P6">明顯例子，馬達。</text:p>
              <text:list>
                <text:list-item>
                  <text:p text:style-name="P7">光、磁場 的 大、小 變化 <text:span text:style-name="T19">↔</text:span><text:span text:style-name="T6"> 量變、能量型量變、光型量變、磁場型量變</text:span>。</text:p>
                </text:list-item>
                <text:list-item>
                  <text:p text:style-name="P7">光、能量 從 光 變成 力 <text:span text:style-name="T19">↔</text:span><text:span text:style-name="T6"> 質變、能量型質變</text:span>。</text:p>
                </text:list-item>
              </text:list>
            </text:list-item>
            <text:list-item>
              <text:p text:style-name="P8">明顯例子，物體 自由落體。</text:p>
              <text:list>
                <text:list-item>
                  <text:p text:style-name="P9">位能 從 大 變成 小 <text:span text:style-name="T19">↔</text:span><text:span text:style-name="T6"> 量變</text:span>。</text:p>
                  <text:list>
                    <text:list-item>
                      <text:p text:style-name="P10">從 位能 變成 位能 <text:span text:style-name="T19">↔</text:span><text:span text:style-name="T6"> 量變、能量型量變、位能型量變</text:span>。</text:p>
                    </text:list-item>
                  </text:list>
                </text:list-item>
                <text:list-item>
                  <text:p text:style-name="P11">能量 從 位能 變成 動能 <text:span text:style-name="T19">↔</text:span><text:span text:style-name="T6"> 質變</text:span>。</text:p>
                  <text:list>
                    <text:list-item>
                      <text:p text:style-name="P10">從 位能 變成 動能 <text:span text:style-name="T19">↔</text:span><text:span text:style-name="T6"> 質變、能量型質變</text:span>。</text:p>
                    </text:list-item>
                  </text:list>
                </text:list-item>
              </text:list>
            </text:list-item>
            <text:list-item>
              <text:p text:style-name="P9">明顯例子，<text:span text:style-name="T9">E = </text:span><text:span text:style-name="T10">m * c</text:span><text:span text:style-name="T1">2</text:span>。</text:p>
              <text:list>
                <text:list-item>
                  <text:p text:style-name="P9">從 能量 變成 能量 <text:span text:style-name="T19">↔</text:span><text:span text:style-name="T6"> 量變</text:span>。</text:p>
                </text:list-item>
                <text:list-item>
                  <text:p text:style-name="P9">從 能量 變成 物質 <text:span text:style-name="T19">↔</text:span><text:span text:style-name="T6"> 質變</text:span>。</text:p>
                </text:list-item>
              </text:list>
            </text:list-item>
            <text:list-item>
              <text:p text:style-name="P12">明顯例子。</text:p>
              <text:list>
                <text:list-item>
                  <text:p text:style-name="P12"><text:span text:style-name="T11">從 第一個&lt;?</text:span><text:span text:style-name="T12">a&gt;個體</text:span><text:span text:style-name="T11"> 變成 第二個&lt;?</text:span><text:span text:style-name="T12">a&gt;個體</text:span> <text:span text:style-name="T19">↔</text:span><text:span text:style-name="T6"> 量變、宗態層級型量變</text:span>。</text:p>
                </text:list-item>
                <text:list-item>
                  <text:p text:style-name="P13"><text:span text:style-name="T11">從 &lt;?</text:span><text:span text:style-name="T12">a&gt;個體</text:span><text:span text:style-name="T11"> 變成 &lt;?</text:span><text:span text:style-name="T12">b&gt;個</text:span><text:span text:style-name="T18">體</text:span> <text:span text:style-name="T19">↔</text:span><text:span text:style-name="T6"> 質變、宗態層級型質變</text:span>。</text:p>
                </text:list-item>
              </text:list>
            </text:list-item>
            <text:list-item>
              <text:p text:style-name="P13">明顯例子。</text:p>
              <text:list>
                <text:list-item>
                  <text:p text:style-name="P13">假定，第一個個體 要 維護、增加 權力、金錢、名聲。</text:p>
                  <text:list>
                    <text:list-item>
                      <text:p text:style-name="P14">要 <text:span text:style-name="T19">↔</text:span><text:span text:style-name="T6"> 想要、需要、已經要、正在要、即將要</text:span>。</text:p>
                    </text:list-item>
                    <text:list-item>
                      <text:p text:style-name="P14">維護 <text:span text:style-name="T19">↔</text:span><text:span text:style-name="T6"> 維持</text:span>。</text:p>
                    </text:list-item>
                    <text:list-item>
                      <text:p text:style-name="P14">增加 <text:span text:style-name="T19">↔</text:span><text:span text:style-name="T6"> 提升、昇華</text:span>。</text:p>
                    </text:list-item>
                    <text:list-item>
                      <text:p text:style-name="P56">權力 <text:span text:style-name="T19">↔</text:span><text:span text:style-name="T6"> </text:span>權力、權利、權限。</text:p>
                    </text:list-item>
                    <text:list-item>
                      <text:p text:style-name="P15">金錢 <text:span text:style-name="T19">↔</text:span><text:span text:style-name="T6"> 利益、資產、資源</text:span>。</text:p>
                    </text:list-item>
                    <text:list-item>
                      <text:p text:style-name="P15">名聲 <text:span text:style-name="T19">↔</text:span><text:span text:style-name="T6"> 名號、</text:span>職位、身分。</text:p>
                    </text:list-item>
                  </text:list>
                </text:list-item>
                <text:list-item>
                  <text:p text:style-name="P16">第一個個體 有機率使用 權力 維護、增加 權力。</text:p>
                  <text:list>
                    <text:list-item>
                      <text:p text:style-name="P17">從 權力 變成 權力 <text:span text:style-name="T19">↔</text:span><text:span text:style-name="T6"> 量變</text:span>。</text:p>
                      <text:list>
                        <text:list-item>
                          <text:p text:style-name="P18">從 權力 變成（（已經、正在、即將）（維護、增加 的）權力）<text:span text:style-name="T19">↔</text:span><text:span text:style-name="T6"> 量變</text:span>。</text:p>
                        </text:list-item>
                        <text:list-item>
                          <text:p text:style-name="P18">從 <text:span text:style-name="T11">((維護、增加)權力)</text:span> 變成（<text:span text:style-name="T11">(已經、正在、即將)(維護、增加 的)</text:span>權力）<text:span text:style-name="T19">↔</text:span><text:span text:style-name="T6"> 量變</text:span>。</text:p>
                        </text:list-item>
                      </text:list>
                    </text:list-item>
                    <text:list-item>
                      <text:p text:style-name="P16">明顯例子，馬太效應、慣性思維。</text:p>
                    </text:list-item>
                    <text:list-item>
                      <text:p text:style-name="P16">抽象例子，存在、內捲、內在機制的運作。</text:p>
                    </text:list-item>
                  </text:list>
                </text:list-item>
                <text:list-item>
                  <text:p text:style-name="P19">第一個個體 有機率 自己去、指揮第二個個體 做 某一特定事情，維護、增加 權力。</text:p>
                  <text:list>
                    <text:list-item>
                      <text:p text:style-name="P20">從 做 變成 權力 <text:span text:style-name="T19">↔</text:span><text:span text:style-name="T6"> 質變</text:span>。</text:p>
                      <text:list>
                        <text:list-item>
                          <text:p text:style-name="P19">從 權力 變成 做 變成 權力 <text:span text:style-name="T19">↔</text:span><text:span text:style-name="T6"> 質變</text:span>。</text:p>
                        </text:list-item>
                        <text:list-item>
                          <text:p text:style-name="P21"><text:span text:style-name="T11">從（維護、增加 權力）</text:span>變成（做 該事情）變成（維護、增加 權力）<text:span text:style-name="T6"> </text:span><text:span text:style-name="T19">↔</text:span><text:span text:style-name="T6"> 質變</text:span>。</text:p>
                        </text:list-item>
                        <text:list-item>
                          <text:p text:style-name="P22">事情 <text:span text:style-name="T19">↔</text:span><text:span text:style-name="T6"> 事件。</text:span></text:p>
                          <text:list>
                            <text:list-item>
                              <text:p text:style-name="P22">事情 <text:span text:style-name="T19">↔</text:span><text:span text:style-name="T6"> 思想、決策、行動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明顯例子，改革、改變思維。</text:p>
                    </text:list-item>
                    <text:list-item>
                      <text:p text:style-name="P22">抽象例子，變化、外科手術、兩個個體的交互作用。</text:p>
                    </text:list-item>
                  </text:list>
                </text:list-item>
              </text:list>
            </text:list-item>
            <text:list-item>
              <text:p text:style-name="P22">明顯例子，假定，第一個個體 是 群體的 立法委員。</text:p>
              <text:list>
                <text:list-item>
                  <text:p text:style-name="P23">假定，第一個個體 要 維護、增加 立法委員的 權力。</text:p>
                </text:list-item>
                <text:list-item>
                  <text:p text:style-name="P23">假定，第一個個體 立法，維持、增加 立法委員的 權力。</text:p>
                  <text:list>
                    <text:list-item>
                      <text:p text:style-name="P24">從 立法委員的權力 變成 立法委員的權力 <text:span text:style-name="T19">↔</text:span><text:span text:style-name="T6"> 量變</text:span>。</text:p>
                      <text:list>
                        <text:list-item>
                          <text:p text:style-name="P25">從 立法委員的（立法）權力 變成（該）立法委員（要）的權力 <text:span text:style-name="T19">↔</text:span><text:span text:style-name="T6"> 量變</text:span>。</text:p>
                        </text:list-item>
                      </text:list>
                    </text:list-item>
                    <text:list-item>
                      <text:p text:style-name="P26">從 權力 變成 權力 <text:span text:style-name="T19">↔</text:span><text:span text:style-name="T6"> 量變</text:span>。</text:p>
                    </text:list-item>
                  </text:list>
                </text:list-item>
                <text:list-item>
                  <text:p text:style-name="P27">假定，第一個個體 聚集群眾 →<text:span text:style-name="T21"> 消失</text:span> 某一特定（其他）立法委員 →<text:span text:style-name="T21"> </text:span>強行 立 某一特定法。</text:p>
                  <text:list>
                    <text:list-item>
                      <text:p text:style-name="P28">假定，該法 是 <text:span text:style-name="T6">能夠 </text:span>維護、增加 立法委員的 權力的 法律。</text:p>
                    </text:list-item>
                    <text:list-item>
                      <text:p text:style-name="P29">從（聚集→消失→立法）變成 權力 <text:span text:style-name="T19">↔</text:span><text:span text:style-name="T6"> 質變</text:span>。</text:p>
                      <text:list>
                        <text:list-item>
                          <text:p text:style-name="P30">從（權力 以外的 其他個體）變成 權力 <text:span text:style-name="T19">↔</text:span><text:span text:style-name="T6"> 質變</text:span>。</text:p>
                          <text:list>
                            <text:list-item>
                              <text:p text:style-name="P30">從（<text:span text:style-name="T11">(立法委員的)權</text:span>力 以外的 其他個體）變成 <text:span text:style-name="T11">(立法委員的)</text:span>權力 <text:span text:style-name="T19">↔</text:span><text:span text:style-name="T6"> 質變</text:span>。</text:p>
                            </text:list-item>
                          </text:list>
                        </text:list-item>
                        <text:list-item>
                          <text:p text:style-name="P31">從 其他個體 變成 權力 <text:span text:style-name="T19">↔</text:span><text:span text:style-name="T6"> 質變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明顯例子，英國。</text:p>
              <text:list>
                <text:list-item>
                  <text:p text:style-name="P32">英國殖民。</text:p>
                  <text:list>
                    <text:list-item>
                      <text:p text:style-name="P32">從 英國人 變成 英國人 <text:span text:style-name="T19">↔</text:span><text:span text:style-name="T6"> 量變</text:span>。</text:p>
                    </text:list-item>
                    <text:list-item>
                      <text:p text:style-name="P33">從（在 英國的）英國人 變成（在 美洲的）英國人 <text:span text:style-name="T19">↔</text:span><text:span text:style-name="T6"> 量變</text:span>。</text:p>
                      <text:list>
                        <text:list-item>
                          <text:p text:style-name="P54">從（在）英國（的英國人）變成（在）美洲（的英國人）<text:span text:style-name="T19">↔</text:span><text:span text:style-name="T6"> 質變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32">英國人 在 美洲 建國、發表美國獨立宣言。</text:p>
                  <text:list>
                    <text:list-item>
                      <text:p text:style-name="P33">從 英國人 變成 美國人 <text:span text:style-name="T19">↔</text:span><text:span text:style-name="T6"> 質變</text:span>。</text:p>
                    </text:list-item>
                    <text:list-item>
                      <text:p text:style-name="P42">從（在 美洲的）英國人、印地安人 變成（在 美洲的）美國人 <text:span text:style-name="T19">↔</text:span><text:span text:style-name="T6"> 質變</text:span>。</text:p>
                      <text:list>
                        <text:list-item>
                          <text:p text:style-name="P55">從 人 變成 人 <text:span text:style-name="T19">↔</text:span><text:span text:style-name="T6"> 量變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明顯例子，中國。</text:p>
              <text:list>
                <text:list-item>
                  <text:p text:style-name="P43">文化大革命。</text:p>
                  <text:list>
                    <text:list-item>
                      <text:p text:style-name="P33">從 中國人 變成 中國人 <text:span text:style-name="T19">↔</text:span><text:span text:style-name="T6"> 量變</text:span>。</text:p>
                    </text:list-item>
                    <text:list-item>
                      <text:p text:style-name="P41">從（正在傳承 的）中國人 變成（摧毀傳承 的）中國人 <text:span text:style-name="T19">↔</text:span><text:span text:style-name="T6"> 量變</text:span>。</text:p>
                    </text:list-item>
                  </text:list>
                </text:list-item>
                <text:list-item>
                  <text:p text:style-name="P41">滿人、清朝人 佔領 中國大陸。</text:p>
                  <text:list>
                    <text:list-item>
                      <text:p text:style-name="P41">從 明朝人 變成 清朝人 <text:span text:style-name="T19">↔</text:span><text:span text:style-name="T6"> 質變</text:span>。</text:p>
                    </text:list-item>
                    <text:list-item>
                      <text:p text:style-name="P41">從（在 中國大陸的）明朝人 變成（在 中國大陸的）清朝人 <text:span text:style-name="T19">↔</text:span><text:span text:style-name="T6"> 質變</text:span>。</text:p>
                    </text:list-item>
                  </text:list>
                </text:list-item>
              </text:list>
            </text:list-item>
            <text:list-item>
              <text:p text:style-name="P31">明顯例子。</text:p>
              <text:list>
                <text:list-item>
                  <text:p text:style-name="P31">假定，攝<text:span text:style-name="T11">氏</text:span><text:span text:style-name="T13">10000</text:span><text:span text:style-name="T22">度，某一特定個體 是</text:span><text:span text:style-name="T13"> 1%液態、9</text:span><text:span text:style-name="T14">9</text:span><text:span text:style-name="T13">%固態</text:span><text:span text:style-name="T22">。</text:span></text:p>
                </text:list-item>
                <text:list-item>
                  <text:p text:style-name="P34">假定，攝<text:span text:style-name="T11">氏</text:span><text:span text:style-name="T13">100000000</text:span><text:span text:style-name="T22">度，該個體 是</text:span><text:span text:style-name="T13"> </text:span><text:span text:style-name="T15">99</text:span><text:span text:style-name="T13">%液態、</text:span><text:span text:style-name="T15">1</text:span><text:span text:style-name="T13">%固態</text:span>。</text:p>
                  <text:list>
                    <text:list-item>
                      <text:p text:style-name="P34">從 攝<text:span text:style-name="T11">氏</text:span><text:span text:style-name="T13">10000度 到 </text:span><text:span text:style-name="T11">攝氏</text:span><text:span text:style-name="T13">100000000</text:span><text:span text:style-name="T22">度，從 </text:span><text:span text:style-name="T13">1%液態</text:span><text:span text:style-name="T22"> 到 </text:span><text:span text:style-name="T15">99</text:span><text:span text:style-name="T13">%液態</text:span><text:span text:style-name="T22"> </text:span><text:span text:style-name="T19">↔</text:span><text:span text:style-name="T6"> 量變</text:span>。</text:p>
                    </text:list-item>
                  </text:list>
                </text:list-item>
                <text:list-item>
                  <text:p text:style-name="P35">假定，其他個體 認定，攝<text:span text:style-name="T11">氏</text:span><text:span text:style-name="T13">10000度、9</text:span><text:span text:style-name="T14">9</text:span><text:span text:style-name="T13">%固態</text:span><text:span text:style-name="T22">，該個體 是 固態個體</text:span>。</text:p>
                </text:list-item>
                <text:list-item>
                  <text:p text:style-name="P36">假定，其他個體 認定，攝<text:span text:style-name="T11">氏</text:span><text:span text:style-name="T13">100000000度、</text:span><text:span text:style-name="T15">99</text:span><text:span text:style-name="T13">%液態</text:span><text:span text:style-name="T22">，該個體 是 液態個體</text:span>。</text:p>
                  <text:list>
                    <text:list-item>
                      <text:p text:style-name="P37">從 攝<text:span text:style-name="T11">氏</text:span><text:span text:style-name="T13">10000度 到 </text:span><text:span text:style-name="T11">攝氏</text:span><text:span text:style-name="T13">100000000</text:span><text:span text:style-name="T22">度，從 固態個體 到 液態個體 </text:span><text:span text:style-name="T19">↔</text:span><text:span text:style-name="T6"> 質變</text:span>。</text:p>
                    </text:list-item>
                  </text:list>
                </text:list-item>
                <text:list-item>
                  <text:p text:style-name="P38">從 攝<text:span text:style-name="T11">氏</text:span><text:span text:style-name="T13">10000度 到 </text:span><text:span text:style-name="T11">攝氏</text:span><text:span text:style-name="T13">100000000</text:span><text:span text:style-name="T22">度，該個體的 變化（同時）是 量變、質變</text:span>。</text:p>
                  <text:list>
                    <text:list-item>
                      <text:p text:style-name="P38">假定，以 液態的佔比 為 座標系。</text:p>
                      <text:list>
                        <text:list-item>
                          <text:p text:style-name="P38">該個體 是 量變。</text:p>
                        </text:list-item>
                      </text:list>
                    </text:list-item>
                    <text:list-item>
                      <text:p text:style-name="P38">假定，以 相態 為 座標系。</text:p>
                      <text:list>
                        <text:list-item>
                          <text:p text:style-name="P38">該個體 是 質變。</text:p>
                        </text:list-item>
                      </text:list>
                    </text:list-item>
                    <text:list-item>
                      <text:p text:style-name="P38">假定，以 該個體 為 座標系。</text:p>
                      <text:list>
                        <text:list-item>
                          <text:p text:style-name="P39">該個體 <text:span text:style-name="T22">是 量變、質變、量質二相性</text:span>。</text:p>
                          <text:list>
                            <text:list-item>
                              <text:p text:style-name="P40"><text:span text:style-name="T22">量質二相性 </text:span><text:span text:style-name="T19">↔</text:span><text:span text:style-name="T6"> 波粒二象性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0"><text:bookmark-start text:name="哲學"/>哲學<text:bookmark-end text:name="哲學"/></text:p>
          <text:list>
            <text:list-item>
              <text:p text:style-name="P40">思想 有機率 維持、提升、昇華 思想、決策、行動。</text:p>
              <text:list>
                <text:list-item>
                  <text:p text:style-name="P47">思想、決策、行動。</text:p>
                  <text:list>
                    <text:list-item>
                      <text:p text:style-name="P40">哲學 <text:span text:style-name="T25">↔</text:span><text:span text:style-name="T24"> 思想</text:span>。</text:p>
                    </text:list-item>
                    <text:list-item>
                      <text:p text:style-name="P45">大腦判斷 <text:span text:style-name="T24">↔ 決策</text:span>。</text:p>
                    </text:list-item>
                    <text:list-item>
                      <text:p text:style-name="P40">感測、交互作用 <text:span text:style-name="T24">↔ 行動</text:span>。</text:p>
                    </text:list-item>
                  </text:list>
                </text:list-item>
                <text:list-item>
                  <text:p text:style-name="P40">思想、決策、行動。</text:p>
                  <text:list>
                    <text:list-item>
                      <text:p text:style-name="P40">個體 有機率（只）會 思想，不會 決策、行動。</text:p>
                      <text:list>
                        <text:list-item>
                          <text:p text:style-name="P40">明顯例子，思想家。</text:p>
                        </text:list-item>
                      </text:list>
                    </text:list-item>
                    <text:list-item>
                      <text:p text:style-name="P44">個體 有機率（只）會 決策，不會 思想、行動。</text:p>
                      <text:list>
                        <text:list-item>
                          <text:p text:style-name="P44">明顯例子，（沒有進行思考、只依靠經驗和本能 就 下決策的）決策者。</text:p>
                        </text:list-item>
                      </text:list>
                    </text:list-item>
                    <text:list-item>
                      <text:p text:style-name="P40">個體 有機率（只）會 行動，不會 思想、決策。</text:p>
                      <text:list>
                        <text:list-item>
                          <text:p text:style-name="P40">明顯例子，（沒有進行思考和決策、只依靠本能 就 行動的）行動者。</text:p>
                        </text:list-item>
                      </text:list>
                    </text:list-item>
                    <text:list-item>
                      <text:p text:style-name="P44">個體 有機率（只）會 思想、決策，不會 行動。</text:p>
                      <text:list>
                        <text:list-item>
                          <text:p text:style-name="P46">明顯例子，（有進行思考、依照思考的結果 下決策的）決策者。</text:p>
                        </text:list-item>
                      </text:list>
                    </text:list-item>
                    <text:list-item>
                      <text:p text:style-name="P44">個體 有機率（只）會 思想、行動，不會 決策。</text:p>
                      <text:list>
                        <text:list-item>
                          <text:p text:style-name="P44">明顯例子，擁有 選擇障礙的 個體。</text:p>
                        </text:list-item>
                      </text:list>
                    </text:list-item>
                    <text:list-item>
                      <text:p text:style-name="P44">個體 有機率（只）會 決策、行動，不會 思想。</text:p>
                      <text:list>
                        <text:list-item>
                          <text:p text:style-name="P44">明顯例子，深藍（電腦）。</text:p>
                        </text:list-item>
                      </text:list>
                    </text:list-item>
                    <text:list-item>
                      <text:p text:style-name="P44">個體 有機率 會 思想、決策、行動。</text:p>
                      <text:list>
                        <text:list-item>
                          <text:p text:style-name="P44">明顯例子，亞里斯多德、尼古拉<text:span text:style-name="T17">·</text:span>特斯拉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6T18:58:08.221000000</dc:date>
    <meta:editing-duration>P19DT7H27M56S</meta:editing-duration>
    <meta:editing-cycles>16643</meta:editing-cycles>
    <meta:document-statistic meta:table-count="0" meta:image-count="0" meta:object-count="0" meta:page-count="1" meta:paragraph-count="113" meta:word-count="2078" meta:character-count="2623" meta:non-whitespace-character-count="2282"/>
  </office:meta>
</office:document-meta>
</file>